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solid" draw:textarea-vertical-align="middle"/>
    </style:style>
    <style:style style:name="gr3" style:family="graphic" style:parent-style-name="standard">
      <style:graphic-properties draw:marker-end="Arrow" draw:fill="solid" draw:fill-color="#ffff66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svg:stroke-color="#3465a4" draw:marker-start="Arrow" draw:marker-end="Arrow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marker-end="Arrow" draw:fill="solid" draw:fill-color="#99ff6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marker-end="Arrow" draw:fill="solid" draw:fill-color="#99ff66" draw:textarea-vertical-align="middle"/>
    </style:style>
    <style:style style:name="gr9" style:family="graphic" style:parent-style-name="standard">
      <style:graphic-properties draw:marker-end="Arrow" draw:fill="solid" draw:fill-color="#ffff66" draw:textarea-vertical-align="middle"/>
    </style:style>
    <style:style style:name="gr10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fill="solid" draw:fill-color="#ff9999" draw:textarea-vertical-align="middle"/>
    </style:style>
    <style:style style:name="gr12" style:family="graphic" style:parent-style-name="standard">
      <style:graphic-properties draw:marker-end="Arrow" draw:fill="solid" draw:fill-color="#ff9999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marker-end="Arrow" draw:fill="solid" draw:fill-color="#ff99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5cm" svg:height="0.5cm" svg:x="7.3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cm" svg:height="0.5cm" svg:x="7.3cm" svg:y="1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cm" svg:height="0.5cm" svg:x="7.3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cm" svg:height="0.5cm" svg:x="7.3cm" svg:y="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cm" svg:height="0.5cm" svg:x="7.3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cm" svg:height="0.5cm" svg:x="7.3cm" svg:y="5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55cm" svg:y1="9.985cm" svg:x2="7.55cm" svg:y2="10.873cm" draw:start-shape="id1" draw:start-glue-point="8" draw:end-shape="id2" draw:end-glue-point="4" svg:d="M7550 9985v888" svg:viewBox="0 0 1 889">
          <text:p/>
        </draw:connector>
        <draw:connector draw:style-name="gr2" draw:text-style-name="P1" draw:layer="layout" svg:x1="7.55cm" svg:y1="11.373cm" svg:x2="7.55cm" svg:y2="12.261cm" draw:start-shape="id2" draw:start-glue-point="8" draw:end-shape="id3" draw:end-glue-point="4" svg:d="M7550 11373v888" svg:viewBox="0 0 1 889">
          <text:p/>
        </draw:connector>
        <draw:connector draw:style-name="gr2" draw:text-style-name="P1" draw:layer="layout" svg:x1="7.55cm" svg:y1="8.598cm" svg:x2="7.55cm" svg:y2="9.485cm" draw:start-shape="id4" draw:start-glue-point="8" draw:end-shape="id1" draw:end-glue-point="4" svg:d="M7550 8598v887" svg:viewBox="0 0 1 888">
          <text:p/>
        </draw:connector>
        <draw:connector draw:style-name="gr2" draw:text-style-name="P1" draw:layer="layout" svg:x1="7.55cm" svg:y1="7.21cm" svg:x2="7.55cm" svg:y2="8.098cm" draw:start-shape="id5" draw:start-glue-point="8" draw:end-shape="id4" draw:end-glue-point="4" svg:d="M7550 7210v888" svg:viewBox="0 0 1 889">
          <text:p/>
        </draw:connector>
        <draw:connector draw:style-name="gr2" draw:text-style-name="P1" draw:layer="layout" svg:x1="7.55cm" svg:y1="5.822cm" svg:x2="7.55cm" svg:y2="6.71cm" draw:start-shape="id6" draw:start-glue-point="8" draw:end-shape="id5" draw:end-glue-point="4" svg:d="M7550 5822v888" svg:viewBox="0 0 1 889">
          <text:p/>
        </draw:connector>
        <draw:custom-shape draw:style-name="gr3" draw:text-style-name="P2" draw:layer="layout" svg:width="2.1cm" svg:height="0.7cm" svg:x="4.3cm" svg:y="5.621cm">
          <text:p text:style-name="P1"><text:span text:style-name="T1">master</text:span></text:p>
          <draw:enhanced-geometry svg:viewBox="0 0 21600 21600" draw:text-areas="800 800 20800 20800" draw:type="round-rectangular-callout" draw:modifiers="30492.9081389814 -462.196861626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9" draw:id="id9" draw:layer="layout" svg:width="0.5cm" svg:height="0.5cm" svg:x="12.7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5cm" svg:height="0.5cm" svg:x="12.7cm" svg:y="8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5cm" svg:height="0.5cm" svg:x="12.7cm" svg:y="7.4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5cm" svg:height="0.5cm" svg:x="12.7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0.5cm" svg:height="0.5cm" svg:x="11.9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0.5cm" svg:height="0.5cm" svg:x="12.7cm" svg:y="3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95cm" svg:y1="7.924cm" svg:x2="12.95cm" svg:y2="8.812cm" draw:start-shape="id7" draw:start-glue-point="8" draw:end-shape="id8" draw:end-glue-point="4" svg:d="M12950 7924v888" svg:viewBox="0 0 1 889">
          <text:p/>
        </draw:connector>
        <draw:connector draw:style-name="gr2" draw:text-style-name="P1" draw:layer="layout" svg:x1="12.95cm" svg:y1="9.312cm" svg:x2="12.95cm" svg:y2="10.2cm" draw:start-shape="id8" draw:start-glue-point="8" draw:end-shape="id9" draw:end-glue-point="4" svg:d="M12950 9312v888" svg:viewBox="0 0 1 889">
          <text:p/>
        </draw:connector>
        <draw:connector draw:style-name="gr2" draw:text-style-name="P1" draw:layer="layout" svg:x1="12.95cm" svg:y1="6.537cm" svg:x2="12.95cm" svg:y2="7.424cm" draw:start-shape="id10" draw:start-glue-point="8" draw:end-shape="id7" draw:end-glue-point="4" svg:d="M12950 6537v887" svg:viewBox="0 0 1 888">
          <text:p/>
        </draw:connector>
        <draw:connector draw:style-name="gr2" draw:text-style-name="P1" draw:layer="layout" draw:type="line" svg:x1="12.15cm" svg:y1="5.1cm" svg:x2="12.773cm" svg:y2="6.11cm" draw:start-shape="id11" draw:start-glue-point="8" draw:end-shape="id10" draw:end-glue-point="5" svg:d="M12150 5100l623 1010" svg:viewBox="0 0 624 1011">
          <text:p/>
        </draw:connector>
        <draw:connector draw:style-name="gr2" draw:text-style-name="P1" draw:layer="layout" draw:type="line" svg:x1="12.773cm" svg:y1="3.688cm" svg:x2="12.15cm" svg:y2="4.6cm" draw:start-shape="id12" draw:start-glue-point="7" draw:end-shape="id11" draw:end-glue-point="4" svg:d="M12773 3688l-623 912" svg:viewBox="0 0 624 913">
          <text:p/>
        </draw:connector>
        <draw:custom-shape draw:style-name="gr3" draw:text-style-name="P2" draw:layer="layout" svg:width="2.1cm" svg:height="0.7cm" svg:x="9.7cm" svg:y="3.56cm">
          <text:p text:style-name="P1"><text:span text:style-name="T1">master</text:span></text:p>
          <draw:enhanced-geometry svg:viewBox="0 0 21600 21600" draw:text-areas="800 800 20800 20800" draw:mirror-horizontal="false" draw:mirror-vertical="false" draw:type="round-rectangular-callout" draw:modifiers="30492.9081389814 -462.196861626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14" draw:id="id14" draw:layer="layout" svg:width="0.5cm" svg:height="0.5cm" svg:x="12.7cm" svg:y="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0.5cm" svg:height="0.5cm" svg:x="12.7cm" svg:y="11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95cm" svg:y1="10.724cm" svg:x2="12.95cm" svg:y2="11.612cm" draw:end-shape="id13" draw:end-glue-point="4" svg:d="M12950 10724v888" svg:viewBox="0 0 1 889">
          <text:p/>
        </draw:connector>
        <draw:connector draw:style-name="gr2" draw:text-style-name="P1" draw:layer="layout" svg:x1="12.95cm" svg:y1="12.112cm" svg:x2="12.95cm" svg:y2="13cm" draw:start-shape="id13" draw:start-glue-point="8" draw:end-shape="id14" draw:end-glue-point="4" svg:d="M12950 12112v888" svg:viewBox="0 0 1 889">
          <text:p/>
        </draw:connector>
        <draw:custom-shape draw:style-name="gr1" draw:text-style-name="P1" xml:id="id15" draw:id="id15" draw:layer="layout" svg:width="0.5cm" svg:height="0.5cm" svg:x="13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3.75cm" svg:y1="5.1cm" svg:x2="13.127cm" svg:y2="6.11cm" draw:start-shape="id15" draw:start-glue-point="8" draw:end-shape="id10" draw:end-glue-point="11" svg:d="M13750 5100l-623 1010" svg:viewBox="0 0 624 1011">
          <text:p/>
        </draw:connector>
        <draw:connector draw:style-name="gr2" draw:text-style-name="P1" draw:layer="layout" draw:type="line" svg:x1="13.127cm" svg:y1="3.688cm" svg:x2="13.75cm" svg:y2="4.6cm" draw:start-shape="id12" draw:start-glue-point="9" draw:end-shape="id15" draw:end-glue-point="4" svg:d="M13127 3688l623 912" svg:viewBox="0 0 624 913">
          <text:p/>
        </draw:connector>
        <draw:custom-shape draw:style-name="gr4" draw:text-style-name="P3" draw:layer="layout" svg:width="1.5cm" svg:height="0.7cm" svg:x="5.8cm" svg:y="9.361cm">
          <text:p text:style-name="P3"><text:span text:style-name="T2">v1.0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5cm" svg:height="0.7cm" svg:x="11.2cm" svg:y="10.061cm">
          <text:p text:style-name="P3"><text:span text:style-name="T2">v1.0</text:span></text:p>
          <draw:enhanced-geometry svg:viewBox="0 0 21600 21600" draw:text-areas="0 ?f0 ?f5 ?f2" draw:mirror-horizontal="false" draw:mirror-vertical="false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1" xml:id="id18" draw:id="id18" draw:layer="layout" svg:width="0.5cm" svg:height="0.5cm" svg:x="10.1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5cm" svg:height="0.5cm" svg:x="10.101cm" svg:y="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5cm" svg:height="0.5cm" svg:x="8.301cm" svg:y="7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cm" svg:height="0.5cm" svg:x="8.301cm" svg:y="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551cm" svg:y1="8.225cm" svg:x2="10.351cm" svg:y2="9.113cm" draw:start-shape="id16" draw:start-glue-point="8" draw:end-shape="id17" draw:end-glue-point="4" svg:d="M8551 8225l1800 888" svg:viewBox="0 0 1801 889">
          <text:p/>
        </draw:connector>
        <draw:connector draw:style-name="gr6" draw:text-style-name="P1" draw:layer="layout" svg:x1="10.351cm" svg:y1="9.613cm" svg:x2="10.351cm" svg:y2="10.501cm" draw:start-shape="id17" draw:start-glue-point="8" draw:end-shape="id18" draw:end-glue-point="4" svg:d="M10351 9613v888" svg:viewBox="0 0 1 889">
          <text:p/>
        </draw:connector>
        <draw:connector draw:style-name="gr6" draw:text-style-name="P1" draw:layer="layout" svg:x1="8.551cm" svg:y1="6.838cm" svg:x2="8.551cm" svg:y2="7.725cm" draw:start-shape="id19" draw:start-glue-point="8" draw:end-shape="id16" draw:end-glue-point="4" svg:d="M8551 6838v887" svg:viewBox="0 0 1 888">
          <text:p/>
        </draw:connector>
        <draw:custom-shape draw:style-name="gr3" draw:text-style-name="P2" draw:layer="layout" svg:width="2.1cm" svg:height="0.7cm" svg:x="5.3cm" svg:y="5.2cm">
          <text:p text:style-name="P1"><text:span text:style-name="T1">master</text:span></text:p>
          <draw:enhanced-geometry svg:viewBox="0 0 21600 21600" draw:text-areas="800 800 20800 20800" draw:type="round-rectangular-callout" draw:modifiers="31366.7777248929 1294.15121255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22" draw:id="id22" draw:layer="layout" svg:width="0.5cm" svg:height="0.5cm" svg:x="8.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0.5cm" svg:height="0.5cm" svg:x="10.1cm" svg:y="13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5cm" svg:height="0.5cm" svg:x="10.1cm" svg:y="11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35cm" svg:y1="12.387cm" svg:x2="10.35cm" svg:y2="13.275cm" draw:start-shape="id20" draw:start-glue-point="8" draw:end-shape="id21" draw:end-glue-point="4" svg:d="M10350 12387v888" svg:viewBox="0 0 1 889">
          <text:p/>
        </draw:connector>
        <draw:connector draw:style-name="gr6" draw:text-style-name="P1" draw:layer="layout" draw:type="line" svg:x1="10.35cm" svg:y1="13.775cm" svg:x2="8.727cm" svg:y2="14.736cm" draw:start-shape="id21" draw:start-glue-point="8" draw:end-shape="id22" draw:end-glue-point="11" svg:d="M10350 13775l-1623 961" svg:viewBox="0 0 1624 962">
          <text:p/>
        </draw:connector>
        <draw:connector draw:style-name="gr6" draw:text-style-name="P1" draw:layer="layout" svg:x1="10.35cm" svg:y1="11cm" svg:x2="10.35cm" svg:y2="11.887cm" draw:end-shape="id20" draw:end-glue-point="4" svg:d="M10350 11000v887" svg:viewBox="0 0 1 888">
          <text:p/>
        </draw:connector>
        <draw:custom-shape draw:style-name="gr5" draw:text-style-name="P1" xml:id="id24" draw:id="id24" draw:layer="layout" svg:width="0.5cm" svg:height="0.5cm" svg:x="13.801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0.5cm" svg:height="0.5cm" svg:x="13.801cm" svg:y="9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4.051cm" svg:y1="9.638cm" svg:x2="14.051cm" svg:y2="10.526cm" draw:start-shape="id23" draw:start-glue-point="8" draw:end-shape="id24" draw:end-glue-point="4" svg:d="M14051 9638v888" svg:viewBox="0 0 1 889">
          <text:p/>
        </draw:connector>
        <draw:custom-shape draw:style-name="gr5" draw:text-style-name="P1" xml:id="id26" draw:id="id26" draw:layer="layout" svg:width="0.5cm" svg:height="0.5cm" svg:x="1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0.5cm" svg:height="0.5cm" svg:x="13.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4.05cm" svg:y1="12.412cm" svg:x2="14.05cm" svg:y2="13.3cm" draw:start-shape="id25" draw:start-glue-point="8" draw:end-shape="id26" draw:end-glue-point="4" svg:d="M14050 12412v888" svg:viewBox="0 0 1 889">
          <text:p/>
        </draw:connector>
        <draw:connector draw:style-name="gr6" draw:text-style-name="P1" draw:layer="layout" svg:x1="14.05cm" svg:y1="11.025cm" svg:x2="14.05cm" svg:y2="11.912cm" draw:end-shape="id25" draw:end-glue-point="4" svg:d="M14050 11025v887" svg:viewBox="0 0 1 888">
          <text:p/>
        </draw:connector>
        <draw:custom-shape draw:style-name="gr5" draw:text-style-name="P1" xml:id="id27" draw:id="id27" draw:layer="layout" svg:width="0.5cm" svg:height="0.5cm" svg:x="13.8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4.05cm" svg:y1="8.288cm" svg:x2="14.05cm" svg:y2="9.175cm" draw:start-shape="id27" draw:start-glue-point="8" svg:d="M14050 8288v887" svg:viewBox="0 0 1 888">
          <text:p/>
        </draw:connector>
        <draw:connector draw:style-name="gr6" draw:text-style-name="P1" draw:layer="layout" draw:type="line" svg:x1="8.728cm" svg:y1="6.765cm" svg:x2="14.05cm" svg:y2="7.788cm" draw:start-shape="id19" draw:start-glue-point="9" draw:end-shape="id27" draw:end-glue-point="4" svg:d="M8728 6765l5322 1023" svg:viewBox="0 0 5323 1024">
          <text:p/>
        </draw:connector>
        <draw:connector draw:style-name="gr6" draw:text-style-name="P1" draw:layer="layout" svg:x1="8.551cm" svg:y1="8.225cm" svg:x2="8.55cm" svg:y2="14.663cm" draw:start-shape="id16" draw:start-glue-point="8" draw:end-shape="id22" draw:end-glue-point="4" svg:d="M8551 8225v3220h-1v3218" svg:viewBox="0 0 2 6439">
          <text:p/>
        </draw:connector>
        <draw:connector draw:style-name="gr6" draw:text-style-name="P1" draw:layer="layout" draw:type="line" svg:x1="14.05cm" svg:y1="13.8cm" svg:x2="8.8cm" svg:y2="14.913cm" draw:start-shape="id26" draw:start-glue-point="8" draw:end-shape="id22" draw:end-glue-point="10" svg:d="M14050 13800l-5250 1113" svg:viewBox="0 0 5251 1114">
          <text:p/>
        </draw:connector>
        <draw:custom-shape draw:style-name="gr7" draw:text-style-name="P2" draw:layer="layout" svg:width="2.1cm" svg:height="0.7cm" svg:x="11.1cm" svg:y="9.6cm">
          <text:p text:style-name="P1"><text:span text:style-name="T1">iss123</text:span></text:p>
          <draw:enhanced-geometry svg:viewBox="0 0 21600 21600" draw:text-areas="800 800 20800 20800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2.1cm" svg:height="0.7cm" svg:x="14.8cm" svg:y="8.3cm">
          <text:p text:style-name="P1"><text:span text:style-name="T1">iss456</text:span></text:p>
          <draw:enhanced-geometry svg:viewBox="0 0 21600 21600" draw:text-areas="800 800 20800 20800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6.8cm" svg:y="14.6cm">
          <text:p text:style-name="P3"><text:span text:style-name="T2">v1.0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28" draw:id="id28" draw:layer="layout" svg:width="0.5cm" svg:height="0.5cm" svg:x="8.302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8.552cm" svg:y1="5.438cm" svg:x2="8.551cm" svg:y2="6.338cm" draw:start-shape="id28" draw:start-glue-point="8" draw:end-shape="id19" draw:end-glue-point="4" svg:d="M8552 5438v451h-1v449" svg:viewBox="0 0 2 901">
          <text:p/>
        </draw:connector>
      </draw:page>
      <draw:page draw:name="page3" draw:style-name="dp1" draw:master-page-name="Default">
        <draw:custom-shape draw:style-name="gr5" draw:text-style-name="P1" xml:id="id31" draw:id="id31" draw:layer="layout" svg:width="0.5cm" svg:height="0.5cm" svg:x="10.1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0" draw:id="id30" draw:layer="layout" svg:width="0.5cm" svg:height="0.5cm" svg:x="10.102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5cm" svg:height="0.5cm" svg:x="8.302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5cm" svg:height="0.5cm" svg:x="8.302cm" svg:y="6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552cm" svg:y1="8.226cm" svg:x2="10.352cm" svg:y2="9.114cm" draw:start-shape="id29" draw:start-glue-point="8" draw:end-shape="id30" draw:end-glue-point="4" svg:d="M8552 8226l1800 888" svg:viewBox="0 0 1801 889">
          <text:p/>
        </draw:connector>
        <draw:connector draw:style-name="gr8" draw:text-style-name="P1" draw:layer="layout" svg:x1="10.352cm" svg:y1="9.614cm" svg:x2="10.352cm" svg:y2="10.502cm" draw:start-shape="id30" draw:start-glue-point="8" draw:end-shape="id31" draw:end-glue-point="4" svg:d="M10352 9614v888" svg:viewBox="0 0 1 889">
          <text:p/>
        </draw:connector>
        <draw:connector draw:style-name="gr9" draw:text-style-name="P1" draw:layer="layout" svg:x1="8.552cm" svg:y1="6.839cm" svg:x2="8.552cm" svg:y2="7.726cm" draw:start-shape="id32" draw:start-glue-point="8" draw:end-shape="id29" draw:end-glue-point="4" svg:d="M8552 6839v887" svg:viewBox="0 0 1 888">
          <text:p/>
        </draw:connector>
        <draw:custom-shape draw:style-name="gr3" draw:text-style-name="P2" draw:layer="layout" svg:width="2.1cm" svg:height="0.7cm" svg:x="5.3cm" svg:y="3.8cm">
          <text:p text:style-name="P1"><text:span text:style-name="T1">master</text:span></text:p>
          <draw:enhanced-geometry svg:viewBox="0 0 21600 21600" draw:text-areas="800 800 20800 20800" draw:type="round-rectangular-callout" draw:modifiers="31366.7777248929 1294.15121255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35" draw:id="id35" draw:layer="layout" svg:width="0.5cm" svg:height="0.5cm" svg:x="8.301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4" draw:id="id34" draw:layer="layout" svg:width="0.5cm" svg:height="0.5cm" svg:x="10.101cm" svg:y="13.2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" draw:id="id33" draw:layer="layout" svg:width="0.5cm" svg:height="0.5cm" svg:x="10.101cm" svg:y="11.8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10.351cm" svg:y1="12.388cm" svg:x2="10.351cm" svg:y2="13.276cm" draw:start-shape="id33" draw:start-glue-point="8" draw:end-shape="id34" draw:end-glue-point="4" svg:d="M10351 12388v888" svg:viewBox="0 0 1 889">
          <text:p/>
        </draw:connector>
        <draw:connector draw:style-name="gr6" draw:text-style-name="P1" draw:layer="layout" draw:type="line" svg:x1="10.351cm" svg:y1="13.776cm" svg:x2="8.728cm" svg:y2="14.737cm" draw:start-shape="id34" draw:start-glue-point="8" draw:end-shape="id35" draw:end-glue-point="11" svg:d="M10351 13776l-1623 961" svg:viewBox="0 0 1624 962">
          <text:p/>
        </draw:connector>
        <draw:connector draw:style-name="gr8" draw:text-style-name="P1" draw:layer="layout" svg:x1="10.351cm" svg:y1="11.001cm" svg:x2="10.351cm" svg:y2="11.888cm" draw:end-shape="id33" draw:end-glue-point="4" svg:d="M10351 11001v887" svg:viewBox="0 0 1 888">
          <text:p/>
        </draw:connector>
        <draw:custom-shape draw:style-name="gr5" draw:text-style-name="P1" xml:id="id37" draw:id="id37" draw:layer="layout" svg:width="0.5cm" svg:height="0.5cm" svg:x="13.802cm" svg:y="10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6" draw:id="id36" draw:layer="layout" svg:width="0.5cm" svg:height="0.5cm" svg:x="13.802cm" svg:y="9.1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14.052cm" svg:y1="9.639cm" svg:x2="14.052cm" svg:y2="10.527cm" draw:start-shape="id36" draw:start-glue-point="8" draw:end-shape="id37" draw:end-glue-point="4" svg:d="M14052 9639v888" svg:viewBox="0 0 1 889">
          <text:p/>
        </draw:connector>
        <draw:custom-shape draw:style-name="gr5" draw:text-style-name="P1" xml:id="id39" draw:id="id39" draw:layer="layout" svg:width="0.5cm" svg:height="0.5cm" svg:x="13.801cm" svg:y="13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8" draw:id="id38" draw:layer="layout" svg:width="0.5cm" svg:height="0.5cm" svg:x="13.801cm" svg:y="11.9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14.051cm" svg:y1="12.413cm" svg:x2="14.051cm" svg:y2="13.301cm" draw:start-shape="id38" draw:start-glue-point="8" draw:end-shape="id39" draw:end-glue-point="4" svg:d="M14051 12413v888" svg:viewBox="0 0 1 889">
          <text:p/>
        </draw:connector>
        <draw:connector draw:style-name="gr8" draw:text-style-name="P1" draw:layer="layout" svg:x1="14.051cm" svg:y1="11.026cm" svg:x2="14.051cm" svg:y2="11.913cm" draw:end-shape="id38" draw:end-glue-point="4" svg:d="M14051 11026v887" svg:viewBox="0 0 1 888">
          <text:p/>
        </draw:connector>
        <draw:custom-shape draw:style-name="gr5" draw:text-style-name="P1" xml:id="id40" draw:id="id40" draw:layer="layout" svg:width="0.5cm" svg:height="0.5cm" svg:x="13.801cm" svg:y="7.7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14.051cm" svg:y1="8.289cm" svg:x2="14.051cm" svg:y2="9.176cm" draw:start-shape="id40" draw:start-glue-point="8" svg:d="M14051 8289v887" svg:viewBox="0 0 1 888">
          <text:p/>
        </draw:connector>
        <draw:connector draw:style-name="gr6" draw:text-style-name="P1" draw:layer="layout" draw:type="line" svg:x1="8.729cm" svg:y1="6.766cm" svg:x2="14.051cm" svg:y2="7.789cm" draw:start-shape="id32" draw:start-glue-point="9" draw:end-shape="id40" draw:end-glue-point="4" svg:d="M8729 6766l5322 1023" svg:viewBox="0 0 5323 1024">
          <text:p/>
        </draw:connector>
        <draw:connector draw:style-name="gr9" draw:text-style-name="P1" draw:layer="layout" svg:x1="8.552cm" svg:y1="8.226cm" svg:x2="8.551cm" svg:y2="14.664cm" draw:start-shape="id29" draw:start-glue-point="8" draw:end-shape="id35" draw:end-glue-point="4" svg:d="M8552 8226v3220h-1v3218" svg:viewBox="0 0 2 6439">
          <text:p/>
        </draw:connector>
        <draw:connector draw:style-name="gr6" draw:text-style-name="P1" draw:layer="layout" draw:type="line" svg:x1="14.051cm" svg:y1="13.801cm" svg:x2="8.801cm" svg:y2="14.914cm" draw:start-shape="id39" draw:start-glue-point="8" draw:end-shape="id35" draw:end-glue-point="10" svg:d="M14051 13801l-5250 1113" svg:viewBox="0 0 5251 1114">
          <text:p/>
        </draw:connector>
        <draw:custom-shape draw:style-name="gr7" draw:text-style-name="P2" draw:layer="layout" svg:width="2.1cm" svg:height="0.7cm" svg:x="11.101cm" svg:y="9.601cm">
          <text:p text:style-name="P1"><text:span text:style-name="T1">iss123</text:span></text:p>
          <draw:enhanced-geometry svg:viewBox="0 0 21600 21600" draw:text-areas="800 800 20800 20800" draw:mirror-horizontal="false" draw:mirror-vertical="false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2.1cm" svg:height="0.7cm" svg:x="14.801cm" svg:y="8.301cm">
          <text:p text:style-name="P1"><text:span text:style-name="T1">iss456</text:span></text:p>
          <draw:enhanced-geometry svg:viewBox="0 0 21600 21600" draw:text-areas="800 800 20800 20800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6.9cm" svg:y="14.8cm">
          <text:p text:style-name="P3"><text:span text:style-name="T2">v1.0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41" draw:id="id41" draw:layer="layout" svg:width="0.5cm" svg:height="0.5cm" svg:x="8.303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3cm" svg:y1="5.439cm" svg:x2="8.552cm" svg:y2="6.339cm" draw:start-shape="id41" draw:start-glue-point="8" draw:end-shape="id32" draw:end-glue-point="4" svg:d="M8553 5439v451h-1v449" svg:viewBox="0 0 2 901">
          <text:p/>
        </draw:connector>
        <draw:custom-shape draw:style-name="gr10" draw:text-style-name="P1" xml:id="id43" draw:id="id43" draw:layer="layout" svg:width="0.5cm" svg:height="0.5cm" svg:x="5.79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2" draw:id="id42" draw:layer="layout" svg:width="0.5cm" svg:height="0.5cm" svg:x="5.799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6.049cm" svg:y1="12.412cm" svg:x2="6.049cm" svg:y2="13.3cm" draw:start-shape="id42" draw:start-glue-point="8" draw:end-shape="id43" draw:end-glue-point="4" svg:d="M6049 12412v888" svg:viewBox="0 0 1 889">
          <text:p/>
        </draw:connector>
        <draw:connector draw:style-name="gr6" draw:text-style-name="P1" draw:layer="layout" draw:type="line" svg:x1="6.226cm" svg:y1="13.727cm" svg:x2="8.374cm" svg:y2="14.737cm" draw:start-shape="id43" draw:start-glue-point="9" draw:end-shape="id35" draw:end-glue-point="5" svg:d="M6226 13727l2148 1010" svg:viewBox="0 0 2149 1011">
          <text:p/>
        </draw:connector>
        <draw:custom-shape draw:style-name="gr12" draw:text-style-name="P2" draw:layer="layout" svg:width="2.1cm" svg:height="0.7cm" svg:x="2.9cm" svg:y="10.8cm">
          <text:p text:style-name="P1"><text:span text:style-name="T1">v1</text:span></text:p>
          <draw:enhanced-geometry svg:viewBox="0 0 21600 21600" draw:text-areas="800 800 20800 20800" draw:type="round-rectangular-callout" draw:modifiers="30708.8053307949 35619.971469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4.3cm" svg:y="11.9cm">
          <text:p text:style-name="P3"><text:span text:style-name="T2">v1.1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44" draw:id="id44" draw:layer="layout" svg:width="0.5cm" svg:height="0.5cm" svg:x="8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cm" svg:y1="4.1cm" svg:x2="8.553cm" svg:y2="4.939cm" draw:start-shape="id44" draw:start-glue-point="8" draw:end-shape="id41" draw:end-glue-point="4" svg:d="M8550 4100v420h3v419" svg:viewBox="0 0 4 840">
          <text:p/>
        </draw:connector>
        <draw:connector draw:style-name="gr6" draw:text-style-name="P1" draw:layer="layout" draw:type="line" svg:x1="8.373cm" svg:y1="4.027cm" svg:x2="6.049cm" svg:y2="11.912cm" draw:start-shape="id44" draw:start-glue-point="7" draw:end-shape="id42" draw:end-glue-point="4" svg:d="M8373 4027l-2324 7885" svg:viewBox="0 0 2325 7886">
          <text:p/>
        </draw:connector>
      </draw:page>
      <draw:page draw:name="page4" draw:style-name="dp1" draw:master-page-name="Default">
        <draw:custom-shape draw:style-name="gr5" draw:text-style-name="P1" xml:id="id47" draw:id="id47" draw:layer="layout" svg:width="0.5cm" svg:height="0.5cm" svg:x="10.1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6" draw:id="id46" draw:layer="layout" svg:width="0.5cm" svg:height="0.5cm" svg:x="10.103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5cm" svg:height="0.5cm" svg:x="8.30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5cm" svg:height="0.5cm" svg:x="8.303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553cm" svg:y1="13.227cm" svg:x2="10.353cm" svg:y2="14.115cm" draw:start-shape="id45" draw:start-glue-point="8" draw:end-shape="id46" draw:end-glue-point="4" svg:d="M8553 13227l1800 888" svg:viewBox="0 0 1801 889">
          <text:p/>
        </draw:connector>
        <draw:connector draw:style-name="gr8" draw:text-style-name="P1" draw:layer="layout" svg:x1="10.353cm" svg:y1="14.615cm" svg:x2="10.353cm" svg:y2="15.503cm" draw:start-shape="id46" draw:start-glue-point="8" draw:end-shape="id47" draw:end-glue-point="4" svg:d="M10353 14615v888" svg:viewBox="0 0 1 889">
          <text:p/>
        </draw:connector>
        <draw:connector draw:style-name="gr9" draw:text-style-name="P1" draw:layer="layout" svg:x1="8.553cm" svg:y1="11.84cm" svg:x2="8.553cm" svg:y2="12.727cm" draw:start-shape="id48" draw:start-glue-point="8" draw:end-shape="id45" draw:end-glue-point="4" svg:d="M8553 11840v887" svg:viewBox="0 0 1 888">
          <text:p/>
        </draw:connector>
        <draw:custom-shape draw:style-name="gr1" draw:text-style-name="P1" xml:id="id51" draw:id="id51" draw:layer="layout" svg:width="0.5cm" svg:height="0.5cm" svg:x="8.3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0" draw:id="id50" draw:layer="layout" svg:width="0.5cm" svg:height="0.5cm" svg:x="10.102cm" svg:y="18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9" draw:id="id49" draw:layer="layout" svg:width="0.5cm" svg:height="0.5cm" svg:x="10.102cm" svg:y="16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0.352cm" svg:y1="17.389cm" svg:x2="10.352cm" svg:y2="18.277cm" draw:start-shape="id49" draw:start-glue-point="8" draw:end-shape="id50" draw:end-glue-point="4" svg:d="M10352 17389v888" svg:viewBox="0 0 1 889">
          <text:p/>
        </draw:connector>
        <draw:connector draw:style-name="gr6" draw:text-style-name="P1" draw:layer="layout" draw:type="line" svg:x1="10.352cm" svg:y1="18.777cm" svg:x2="8.727cm" svg:y2="19.673cm" draw:start-shape="id50" draw:start-glue-point="8" draw:end-shape="id51" draw:end-glue-point="11" svg:d="M10352 18777l-1625 896" svg:viewBox="0 0 1626 897">
          <text:p/>
        </draw:connector>
        <draw:connector draw:style-name="gr8" draw:text-style-name="P1" draw:layer="layout" svg:x1="10.352cm" svg:y1="16.002cm" svg:x2="10.352cm" svg:y2="16.889cm" draw:end-shape="id49" draw:end-glue-point="4" svg:d="M10352 16002v887" svg:viewBox="0 0 1 888">
          <text:p/>
        </draw:connector>
        <draw:custom-shape draw:style-name="gr5" draw:text-style-name="P1" xml:id="id53" draw:id="id53" draw:layer="layout" svg:width="0.5cm" svg:height="0.5cm" svg:x="13.803cm" svg:y="15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2" draw:id="id52" draw:layer="layout" svg:width="0.5cm" svg:height="0.5cm" svg:x="13.803cm" svg:y="1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053cm" svg:y1="14.64cm" svg:x2="14.053cm" svg:y2="15.528cm" draw:start-shape="id52" draw:start-glue-point="8" draw:end-shape="id53" draw:end-glue-point="4" svg:d="M14053 14640v888" svg:viewBox="0 0 1 889">
          <text:p/>
        </draw:connector>
        <draw:custom-shape draw:style-name="gr5" draw:text-style-name="P1" xml:id="id55" draw:id="id55" draw:layer="layout" svg:width="0.5cm" svg:height="0.5cm" svg:x="13.802cm" svg:y="1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4" draw:id="id54" draw:layer="layout" svg:width="0.5cm" svg:height="0.5cm" svg:x="13.802cm" svg:y="16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052cm" svg:y1="17.414cm" svg:x2="14.052cm" svg:y2="18.302cm" draw:start-shape="id54" draw:start-glue-point="8" draw:end-shape="id55" draw:end-glue-point="4" svg:d="M14052 17414v888" svg:viewBox="0 0 1 889">
          <text:p/>
        </draw:connector>
        <draw:connector draw:style-name="gr8" draw:text-style-name="P1" draw:layer="layout" svg:x1="14.052cm" svg:y1="16.027cm" svg:x2="14.052cm" svg:y2="16.914cm" draw:end-shape="id54" draw:end-glue-point="4" svg:d="M14052 16027v887" svg:viewBox="0 0 1 888">
          <text:p/>
        </draw:connector>
        <draw:custom-shape draw:style-name="gr5" draw:text-style-name="P1" xml:id="id56" draw:id="id56" draw:layer="layout" svg:width="0.5cm" svg:height="0.5cm" svg:x="13.802cm" svg:y="12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052cm" svg:y1="13.29cm" svg:x2="14.052cm" svg:y2="14.177cm" draw:start-shape="id56" draw:start-glue-point="8" svg:d="M14052 13290v887" svg:viewBox="0 0 1 888">
          <text:p/>
        </draw:connector>
        <draw:connector draw:style-name="gr6" draw:text-style-name="P1" draw:layer="layout" draw:type="line" svg:x1="8.73cm" svg:y1="11.767cm" svg:x2="14.052cm" svg:y2="12.79cm" draw:start-shape="id48" draw:start-glue-point="9" draw:end-shape="id56" draw:end-glue-point="4" svg:d="M8730 11767l5322 1023" svg:viewBox="0 0 5323 1024">
          <text:p/>
        </draw:connector>
        <draw:connector draw:style-name="gr6" draw:text-style-name="P1" draw:layer="layout" draw:type="line" svg:x1="8.553cm" svg:y1="13.227cm" svg:x2="8.55cm" svg:y2="19.6cm" draw:start-shape="id45" draw:start-glue-point="8" draw:end-shape="id51" draw:end-glue-point="4" svg:d="M8553 13227l-3 6373" svg:viewBox="0 0 4 6374">
          <text:p/>
        </draw:connector>
        <draw:connector draw:style-name="gr6" draw:text-style-name="P1" draw:layer="layout" draw:type="line" svg:x1="14.052cm" svg:y1="18.802cm" svg:x2="8.8cm" svg:y2="19.85cm" draw:start-shape="id55" draw:start-glue-point="8" draw:end-shape="id51" draw:end-glue-point="10" svg:d="M14052 18802l-5252 1048" svg:viewBox="0 0 5253 1049">
          <text:p/>
        </draw:connector>
        <draw:custom-shape draw:style-name="gr7" draw:text-style-name="P2" draw:layer="layout" svg:width="2.1cm" svg:height="0.7cm" svg:x="11.102cm" svg:y="14.602cm">
          <text:p text:style-name="P1"><text:span text:style-name="T1">iss123</text:span></text:p>
          <draw:enhanced-geometry svg:viewBox="0 0 21600 21600" draw:text-areas="800 800 20800 20800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2.1cm" svg:height="0.7cm" svg:x="14.802cm" svg:y="13.302cm">
          <text:p text:style-name="P1"><text:span text:style-name="T1">iss456</text:span></text:p>
          <draw:enhanced-geometry svg:viewBox="0 0 21600 21600" draw:text-areas="800 800 20800 20800" draw:type="round-rectangular-callout" draw:modifiers="-4965.63541170871 -7918.97289586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6.8cm" svg:y="19.6cm">
          <text:p text:style-name="P3"><text:span text:style-name="T2">v1.0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57" draw:id="id57" draw:layer="layout" svg:width="0.5cm" svg:height="0.5cm" svg:x="8.304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4cm" svg:y1="10.44cm" svg:x2="8.553cm" svg:y2="11.34cm" draw:start-shape="id57" draw:start-glue-point="8" draw:end-shape="id48" draw:end-glue-point="4" svg:d="M8554 10440v451h-1v449" svg:viewBox="0 0 2 901">
          <text:p/>
        </draw:connector>
        <draw:custom-shape draw:style-name="gr10" draw:text-style-name="P1" xml:id="id59" draw:id="id59" draw:layer="layout" svg:width="0.5cm" svg:height="0.5cm" svg:x="5.8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8" draw:id="id58" draw:layer="layout" svg:width="0.5cm" svg:height="0.5cm" svg:x="5.8cm" svg:y="1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6.05cm" svg:y1="17.413cm" svg:x2="6.05cm" svg:y2="18.301cm" draw:start-shape="id58" draw:start-glue-point="8" draw:end-shape="id59" draw:end-glue-point="4" svg:d="M6050 17413v888" svg:viewBox="0 0 1 889">
          <text:p/>
        </draw:connector>
        <draw:connector draw:style-name="gr6" draw:text-style-name="P1" draw:layer="layout" draw:type="line" svg:x1="6.227cm" svg:y1="18.728cm" svg:x2="8.373cm" svg:y2="19.673cm" draw:start-shape="id59" draw:start-glue-point="9" draw:end-shape="id51" draw:end-glue-point="5" svg:d="M6227 18728l2146 945" svg:viewBox="0 0 2147 946">
          <text:p/>
        </draw:connector>
        <draw:custom-shape draw:style-name="gr12" draw:text-style-name="P2" draw:layer="layout" svg:width="2.1cm" svg:height="0.7cm" svg:x="2.901cm" svg:y="15.801cm">
          <text:p text:style-name="P1"><text:span text:style-name="T1">v1</text:span></text:p>
          <draw:enhanced-geometry svg:viewBox="0 0 21600 21600" draw:text-areas="800 800 20800 20800" draw:type="round-rectangular-callout" draw:modifiers="30708.8053307949 35619.971469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4.301cm" svg:y="16.901cm">
          <text:p text:style-name="P3"><text:span text:style-name="T2">v1.1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xml:id="id60" draw:id="id60" draw:layer="layout" svg:width="0.5cm" svg:height="0.5cm" svg:x="6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327cm" svg:y1="9.327cm" svg:x2="8.554cm" svg:y2="9.94cm" draw:start-shape="id60" draw:start-glue-point="9" draw:end-shape="id57" draw:end-glue-point="4" svg:d="M7327 9327l1227 613" svg:viewBox="0 0 1228 614">
          <text:p/>
        </draw:connector>
        <draw:connector draw:style-name="gr6" draw:text-style-name="P1" draw:layer="layout" draw:type="line" svg:x1="8.377cm" svg:y1="10.367cm" svg:x2="6.05cm" svg:y2="16.913cm" draw:start-shape="id57" draw:start-glue-point="7" draw:end-shape="id58" draw:end-glue-point="4" svg:d="M8377 10367l-2327 6546" svg:viewBox="0 0 2328 6547">
          <text:p/>
        </draw:connector>
        <draw:custom-shape draw:style-name="gr1" draw:text-style-name="P1" xml:id="id61" draw:id="id61" draw:layer="layout" svg:width="0.5cm" svg:height="0.5cm" svg:x="8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cm" svg:y1="8.4cm" svg:x2="8.554cm" svg:y2="9.94cm" draw:start-shape="id61" draw:start-glue-point="8" draw:end-shape="id57" draw:end-glue-point="4" svg:d="M8550 8400v771h4v769" svg:viewBox="0 0 5 1541">
          <text:p/>
        </draw:connector>
        <draw:connector draw:style-name="gr6" draw:text-style-name="P1" draw:layer="layout" draw:type="line" svg:x1="8.373cm" svg:y1="8.327cm" svg:x2="7.327cm" svg:y2="8.973cm" draw:start-shape="id61" draw:start-glue-point="7" draw:end-shape="id60" draw:end-glue-point="11" svg:d="M8373 8327l-1046 646" svg:viewBox="0 0 1047 647">
          <text:p/>
        </draw:connector>
        <draw:custom-shape draw:style-name="gr1" draw:text-style-name="P1" xml:id="id63" draw:id="id63" draw:layer="layout" svg:width="0.5cm" svg:height="0.5cm" svg:x="8.3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cm" svg:y1="7.201cm" svg:x2="8.551cm" svg:y2="7.901cm" draw:start-shape="id62" draw:start-glue-point="8" draw:end-shape="id63" draw:end-glue-point="4" svg:d="M8550 7201v351h1v349" svg:viewBox="0 0 2 701">
          <text:p/>
        </draw:connector>
        <draw:custom-shape draw:style-name="gr1" draw:text-style-name="P1" xml:id="id62" draw:id="id62" draw:layer="layout" svg:width="0.5cm" svg:height="0.5cm" svg:x="8.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7.15cm" svg:y1="8.1cm" svg:x2="7.15cm" svg:y2="8.9cm" draw:start-shape="id64" draw:start-glue-point="8" draw:end-shape="id60" draw:end-glue-point="4" svg:d="M7150 8100v800" svg:viewBox="0 0 1 801">
          <text:p/>
        </draw:connector>
        <draw:custom-shape draw:style-name="gr10" draw:text-style-name="P1" xml:id="id64" draw:id="id64" draw:layer="layout" svg:width="0.5cm" svg:height="0.5cm" svg:x="6.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55cm" svg:y1="5.861cm" svg:x2="8.55cm" svg:y2="6.701cm" draw:start-shape="id65" draw:start-glue-point="8" draw:end-shape="id62" draw:end-glue-point="4" svg:d="M8550 5861v840" svg:viewBox="0 0 1 841">
          <text:p/>
        </draw:connector>
        <draw:connector draw:style-name="gr6" draw:text-style-name="P1" draw:layer="layout" draw:type="line" svg:x1="8.373cm" svg:y1="5.788cm" svg:x2="7.327cm" svg:y2="7.673cm" draw:start-shape="id65" draw:start-glue-point="7" draw:end-shape="id64" draw:end-glue-point="11" svg:d="M8373 5788l-1046 1885" svg:viewBox="0 0 1047 1886">
          <text:p/>
        </draw:connector>
        <draw:custom-shape draw:style-name="gr1" draw:text-style-name="P1" xml:id="id65" draw:id="id65" draw:layer="layout" svg:width="0.5cm" svg:height="0.5cm" svg:x="8.3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5cm" svg:height="0.7cm" svg:x="4.4cm" svg:y="6.5cm">
          <text:p text:style-name="P1"><text:span text:style-name="T1">v2</text:span></text:p>
          <draw:enhanced-geometry svg:viewBox="0 0 21600 21600" draw:text-areas="800 800 20800 20800" draw:type="round-rectangular-callout" draw:modifiers="22558.656537385 34633.9514978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7cm" svg:x="5.4cm" svg:y="7.5cm">
          <text:p text:style-name="P3"><text:span text:style-name="T2">V2.0</text:span></text:p>
          <draw:enhanced-geometry svg:viewBox="0 0 21600 21600" draw:text-areas="0 ?f0 ?f5 ?f2" draw:type="right-arrow" draw:modifiers="15678.579356270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5cm" svg:height="0.7cm" svg:x="3.6cm" svg:y="9.1cm">
          <text:p text:style-name="P1"><text:span text:style-name="T1">staging</text:span></text:p>
          <draw:enhanced-geometry svg:viewBox="0 0 21600 21600" draw:text-areas="800 800 20800 20800" draw:type="round-rectangular-callout" draw:modifiers="29321.0715713715 -31737.517831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2.5cm" svg:height="0.7cm" svg:x="2.5cm" svg:y="18.4cm">
          <text:p text:style-name="P1"><text:span text:style-name="T1">production</text:span></text:p>
          <draw:enhanced-geometry svg:viewBox="0 0 21600 21600" draw:text-areas="800 800 20800 20800" draw:type="round-rectangular-callout" draw:modifiers="29321.0715713715 -31737.517831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1" draw:layer="layout" svg:x1="8.55cm" svg:y1="4.56cm" svg:x2="8.55cm" svg:y2="5.4cm" draw:start-shape="id66" draw:start-glue-point="8" svg:d="M8550 4560v840" svg:viewBox="0 0 1 841">
          <text:p/>
        </draw:connector>
        <draw:custom-shape draw:style-name="gr1" draw:text-style-name="P1" xml:id="id66" draw:id="id66" draw:layer="layout" svg:width="0.5cm" svg:height="0.5cm" svg:x="8.3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cm" svg:height="0.7cm" svg:x="5.3cm" svg:y="4.4cm">
          <text:p text:style-name="P1"><text:span text:style-name="T1">master</text:span></text:p>
          <draw:enhanced-geometry svg:viewBox="0 0 21600 21600" draw:text-areas="800 800 20800 20800" draw:type="round-rectangular-callout" draw:modifiers="31366.7777248929 1294.15121255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09:51:41.870333623</meta:creation-date>
    <dc:date>2016-04-11T11:13:58.436888878</dc:date>
    <meta:editing-duration>PT49M25S</meta:editing-duration>
    <meta:editing-cycles>7</meta:editing-cycles>
    <meta:generator>LibreOffice/4.2.8.2$Linux_X86_64 LibreOffice_project/420m0$Build-2</meta:generator>
    <meta:document-statistic meta:object-count="161"/>
  </office:meta>
</office:document-meta>
</file>